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D000000508E19C83B70B55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style:font-name-complex="Gill Sans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Gill Sans" style:font-name-complex="Gill Sans"/>
    </style:style>
    <style:style style:name="P5" style:family="paragraph" style:parent-style-name="Normal">
      <style:paragraph-properties fo:margin-top="0in" fo:margin-bottom="0in" loext:contextual-spacing="false" fo:line-height="100%"/>
      <style:text-properties style:font-name="Gill Sans" fo:language="en" fo:country="US" style:font-name-complex="Gill Sans"/>
    </style:style>
    <style:style style:name="P6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7" style:family="paragraph" style:parent-style-name="Capçalera">
      <style:paragraph-properties fo:text-align="center" style:justify-single-word="false"/>
    </style:style>
    <style:style style:name="P8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9" style:family="paragraph" style:parent-style-name="Normal" style:master-page-name="MP0">
      <style:paragraph-properties fo:margin-top="0in" fo:margin-bottom="0in" loext:contextual-spacing="false" fo:line-height="100%" style:page-number="auto" fo:break-before="page"/>
      <style:text-properties style:font-name="Gill Sans" fo:language="ca" fo:country="ES" style:font-name-complex="Gill Sans"/>
    </style:style>
    <style:style style:name="P10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style:font-name-complex="Gill Sans"/>
    </style:style>
    <style:style style:name="P11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officeooo:paragraph-rsid="0018f219" style:font-name-complex="Gill Sans"/>
    </style:style>
    <style:style style:name="P12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officeooo:paragraph-rsid="001a8776" style:font-name-complex="Gill Sans"/>
    </style:style>
    <style:style style:name="P13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officeooo:rsid="001a8776" style:font-name-complex="Gill Sans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officeooo:rsid="001a8776" officeooo:paragraph-rsid="001a8776" style:font-name-complex="Gill Sans"/>
    </style:style>
    <style:style style:name="P15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officeooo:rsid="001b6eba" officeooo:paragraph-rsid="001b6eba" style:font-name-complex="Gill Sans"/>
    </style:style>
    <style:style style:name="P16" style:family="paragraph" style:parent-style-name="Normal">
      <style:paragraph-properties fo:margin-top="0in" fo:margin-bottom="0in" loext:contextual-spacing="false" fo:line-height="100%"/>
      <style:text-properties style:font-name="Gill Sans" fo:language="ca" fo:country="ES" fo:font-weight="normal" style:font-weight-asian="normal" style:font-name-complex="Gill Sans" style:font-weight-complex="normal"/>
    </style:style>
    <style:style style:name="P17" style:family="paragraph" style:parent-style-name="Normal">
      <style:paragraph-properties fo:margin-top="0in" fo:margin-bottom="0in" loext:contextual-spacing="false" fo:line-height="100%"/>
      <style:text-properties style:font-name="Gill Sans" style:font-name-complex="Gill Sans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officeooo:rsid="0018c7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8776" style:font-weight-asian="bold" style:font-weight-complex="bold"/>
    </style:style>
    <style:style style:name="T5" style:family="text">
      <style:text-properties fo:font-weight="bold" officeooo:rsid="0018c78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789" style:font-weight-asian="normal" style:font-weight-complex="normal"/>
    </style:style>
    <style:style style:name="T8" style:family="text">
      <style:text-properties officeooo:rsid="001a8776"/>
    </style:style>
    <style:style style:name="T9" style:family="text">
      <style:text-properties officeooo:rsid="001b6eb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Quines són dues formes possibles de programari de la capa d'aplicació? (Tria dues).</text:p>
      <text:p text:style-name="P3">a. aplicacions <text:span text:style-name="T5">x</text:span></text:p>
      <text:p text:style-name="P3">b. protocols</text:p>
      <text:p text:style-name="P3">c. routers</text:p>
      <text:p text:style-name="P3">d. serveis <text:span text:style-name="T5">x </text:span></text:p>
      <text:p text:style-name="P3">e. interfícies</text:p>
      <text:p text:style-name="P3"/>
      <text:p text:style-name="P3">2. Quines capes hi ha a model OSI?</text:p>
      <text:p text:style-name="P3"/>
      <text:p text:style-name="P11"><text:span text:style-name="T7">Aplicació </text:span></text:p>
      <text:p text:style-name="P11"><text:span text:style-name="T7">Presentacio </text:span></text:p>
      <text:p text:style-name="P11"><text:span text:style-name="T7">sessio</text:span></text:p>
      <text:p text:style-name="P3"><text:span text:style-name="T6">Transport</text:span></text:p>
      <text:p text:style-name="P3"><text:span text:style-name="T6">Xarxa</text:span></text:p>
      <text:p text:style-name="P3"><text:span text:style-name="T6">Enllaç de dades</text:span></text:p>
      <text:p text:style-name="P3"><text:span text:style-name="T6">Física</text:span></text:p>
      <text:p text:style-name="P16"/>
      <text:p text:style-name="P4">3. En relació al protocol de la capa d'aplicació que s'utilitza per a la transferència d'arxius entre un client i un servidor.</text:p>
      <text:p text:style-name="P5">a) Quin nom rep? <text:span text:style-name="T8">FTP</text:span></text:p>
      <text:p text:style-name="P5">b) Quins ports utilitza? <text:span text:style-name="T8">20 I 21</text:span></text:p>
      <text:p text:style-name="P3"/>
      <text:p text:style-name="P4">4. Quin és la funció de la capa d'aplicació de OSI?</text:p>
      <text:p text:style-name="P4">Trieu-ne una:</text:p>
      <text:p text:style-name="P4">a. proporciona la segmentació de les dades →<text:span text:style-name="T8"> transport </text:span></text:p>
      <text:p text:style-name="P4">b. proporciona el control de totes les dades que flueixen entre els dispositius d'origen i destinació →<text:span text:style-name="T8"> transport</text:span></text:p>
      <text:p text:style-name="P4">c. proporciona la interfície entre les aplicacions que es troben en cada extrem de la xarxa →<text:span text:style-name="T8"> </text:span></text:p>
      <text:p text:style-name="P4">d. proporciona l'encriptació i conversió de les dades →<text:span text:style-name="T8"> </text:span></text:p>
      <text:p text:style-name="P4"/>
      <text:p text:style-name="P4">5. Al protocol TCP, quin rang de nombres de ports identifica totes les aplicacions ben conegudes?</text:p>
      <text:p text:style-name="P4">Trieu-ne una:</text:p>
      <text:p text:style-name="P4">a. 0 a 255</text:p>
      <text:p text:style-name="P4">b. 49 153 a 65 535 </text:p>
      <text:p text:style-name="P4">c. 1024 a 2047</text:p>
      <text:p text:style-name="P4">d. 0 a 1023 <text:span text:style-name="T3">x </text:span></text:p>
      <text:p text:style-name="P4">e. 256 a 1022</text:p>
      <text:p text:style-name="P4"/>
      <text:p text:style-name="P4">6. Quina és la capa del Model OSI responsable de la regulació del flux d'informació des de l'origen fins a la destinació, en forma confiable i precisa?</text:p>
      <text:p text:style-name="P4">Trieu-ne una:</text:p>
      <text:p text:style-name="P4">a. Transport <text:span text:style-name="T3">x</text:span></text:p>
      <text:p text:style-name="P4">b. Aplicació</text:p>
      <text:p text:style-name="P4">c. Sessió</text:p>
      <text:p text:style-name="P4">d. Xarxa</text:p>
      <text:p text:style-name="P4"/>
      <text:p text:style-name="P4">7. Quines són les dues característiques del Protocol de datagrames d'usuari (UDP)? (Tria dos).</text:p>
      <text:p text:style-name="P4">Trieu-ne una o més:</text:p>
      <text:p text:style-name="P4">a. sense inici de sessió <text:span text:style-name="T13">x</text:span></text:p>
      <text:p text:style-name="P4">b. poques despeses en la transmissió <text:span text:style-name="T3">x</text:span></text:p>
      <text:p text:style-name="P4">c. control de flux</text:p>
      <text:p text:style-name="P4">d. orientat a la connexió</text:p>
      <text:p text:style-name="P4"/>
      <text:p text:style-name="P4"><text:soft-page-break/>8. Quin mecanisme utilitza TCP per proporcionar el control de flux a mesura que els segments viatgen des de l'origen cap a la destinació?</text:p>
      <text:p text:style-name="P4">Trieu-ne una:</text:p>
      <text:p text:style-name="P4">a. grandària de la finestra <text:span text:style-name="T4">x</text:span></text:p>
      <text:p text:style-name="P4">b. establiment de sessió</text:p>
      <text:p text:style-name="P4">c. nombres de seqüència</text:p>
      <text:p text:style-name="P4">d. justificants de recepció </text:p>
      <text:p text:style-name="P4"/>
      <text:p text:style-name="P3">9. Per a cada capa del model TCP/IP, digues quina és la PDU corresponent.</text:p>
      <text:p text:style-name="P3"/>
      <text:p text:style-name="P3"><text:span text:style-name="T8">Sessio, presentació, aplicació → dades</text:span></text:p>
      <text:p text:style-name="P12"><text:span text:style-name="T8">transport → </text:span>Segment </text:p>
      <text:p text:style-name="P12"><text:span text:style-name="T8">xarxa → <text:s/>paquets</text:span></text:p>
      <text:p text:style-name="P14">enllaç de dades → <text:s/>tram<text:span text:style-name="T9">a</text:span></text:p>
      <text:p text:style-name="P13">fisica → <text:s/>bits </text:p>
      <text:p text:style-name="P3"/>
      <text:p text:style-name="P3">10. Per a cada PDU de les que has identificat anteriorment, digues quina és la informació més rellevant que circula a la seva capçalera.</text:p>
      <text:p text:style-name="P12"/>
      <text:p text:style-name="P15">Dades → ?</text:p>
      <text:p text:style-name="P15">Segment → port</text:p>
      <text:p text:style-name="P15">Paquet → IP</text:p>
      <text:p text:style-name="P15">Trama (ethernet) → MAC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1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5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7-11-07T11:33:00Z</meta:creation-date>
    <dc:date>2017-11-09T09:38:49.329607371</dc:date>
    <meta:print-date>1900-01-01T00:00:00Z</meta:print-date>
    <meta:editing-cycles>33</meta:editing-cycles>
    <meta:editing-duration>PT1H4M24S</meta:editing-duration>
    <meta:document-statistic meta:table-count="2" meta:image-count="1" meta:object-count="0" meta:page-count="2" meta:paragraph-count="63" meta:word-count="391" meta:character-count="2148" meta:non-whitespace-character-count="1805"/>
    <meta:template xlink:type="simple" xlink:actuate="onRequest" xlink:title="" xlink:href="Normal.dotm"/>
  </office:meta>
</office:document-meta>
</file>